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"Disaster supplies—Please use in 
case of emergency"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's the matter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2T18:57:19+01:00</meta:creation-date>
    <dc:date>2019-11-22T18:5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